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69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61693" style:font-weight-asian="bold" style:font-weight-complex="bold"/>
    </style:style>
    <style:style style:name="P4" style:family="paragraph" style:parent-style-name="Standard">
      <style:text-properties fo:font-weight="bold" officeooo:paragraph-rsid="001a86f8" style:font-weight-asian="bold" style:font-weight-complex="bold"/>
    </style:style>
    <style:style style:name="P5" style:family="paragraph" style:parent-style-name="Standard">
      <style:text-properties fo:font-weight="bold" officeooo:paragraph-rsid="001c0ce5" style:font-weight-asian="bold" style:font-weight-complex="bold"/>
    </style:style>
    <style:style style:name="P6" style:family="paragraph" style:parent-style-name="Standard">
      <style:text-properties fo:font-weight="bold" officeooo:paragraph-rsid="0020762b" style:font-weight-asian="bold" style:font-weight-complex="bold"/>
    </style:style>
    <style:style style:name="P7" style:family="paragraph" style:parent-style-name="Standard">
      <style:text-properties fo:font-weight="bold" officeooo:rsid="0020762b" officeooo:paragraph-rsid="0020762b" style:font-weight-asian="bold" style:font-weight-complex="bold"/>
    </style:style>
    <style:style style:name="P8" style:family="paragraph" style:parent-style-name="Standard">
      <style:text-properties fo:font-weight="bold" officeooo:rsid="0020762b" officeooo:paragraph-rsid="00991f57" style:font-weight-asian="bold" style:font-weight-complex="bold"/>
    </style:style>
    <style:style style:name="P9" style:family="paragraph" style:parent-style-name="Standard">
      <style:text-properties fo:font-weight="bold" officeooo:paragraph-rsid="0070e4d1" style:font-weight-asian="bold" style:font-weight-complex="bold"/>
    </style:style>
    <style:style style:name="P10" style:family="paragraph" style:parent-style-name="Standard">
      <style:text-properties fo:font-weight="bold" officeooo:paragraph-rsid="008d77fc" style:font-weight-asian="bold" style:font-weight-complex="bold"/>
    </style:style>
    <style:style style:name="P11" style:family="paragraph" style:parent-style-name="Standard">
      <style:text-properties fo:font-weight="bold" officeooo:rsid="008d77fc" officeooo:paragraph-rsid="008d77fc" style:font-weight-asian="bold" style:font-weight-complex="bold"/>
    </style:style>
    <style:style style:name="P12" style:family="paragraph" style:parent-style-name="Standard">
      <style:text-properties fo:font-weight="bold" officeooo:rsid="008df248" officeooo:paragraph-rsid="008df248" style:font-weight-asian="bold" style:font-weight-complex="bold"/>
    </style:style>
    <style:style style:name="P13" style:family="paragraph" style:parent-style-name="Standard">
      <style:text-properties fo:font-weight="bold" officeooo:rsid="008df248" officeooo:paragraph-rsid="008faa9c" style:font-weight-asian="bold" style:font-weight-complex="bold"/>
    </style:style>
    <style:style style:name="P14" style:family="paragraph" style:parent-style-name="Standard">
      <style:text-properties fo:font-weight="bold" officeooo:paragraph-rsid="008faa9c" style:font-weight-asian="bold" style:font-weight-complex="bold"/>
    </style:style>
    <style:style style:name="P15" style:family="paragraph" style:parent-style-name="Standard">
      <style:text-properties fo:font-weight="bold" officeooo:paragraph-rsid="009175e2" style:font-weight-asian="bold" style:font-weight-complex="bold"/>
    </style:style>
    <style:style style:name="P16" style:family="paragraph" style:parent-style-name="Standard">
      <style:text-properties fo:font-weight="bold" officeooo:rsid="009175e2" officeooo:paragraph-rsid="009175e2" style:font-weight-asian="bold" style:font-weight-complex="bold"/>
    </style:style>
    <style:style style:name="P17" style:family="paragraph" style:parent-style-name="Standard">
      <style:text-properties fo:font-weight="bold" officeooo:paragraph-rsid="00939d9a" style:font-weight-asian="bold" style:font-weight-complex="bold"/>
    </style:style>
    <style:style style:name="P18" style:family="paragraph" style:parent-style-name="Standard">
      <style:text-properties fo:font-weight="bold" officeooo:rsid="008faa9c" officeooo:paragraph-rsid="008faa9c" style:font-weight-asian="bold" style:font-weight-complex="bold"/>
    </style:style>
    <style:style style:name="P19" style:family="paragraph" style:parent-style-name="Standard">
      <style:text-properties fo:font-weight="bold" officeooo:paragraph-rsid="009a2e64" style:font-weight-asian="bold" style:font-weight-complex="bold"/>
    </style:style>
    <style:style style:name="P20" style:family="paragraph" style:parent-style-name="Standard">
      <style:text-properties fo:font-weight="bold" officeooo:paragraph-rsid="009a4e65" style:font-weight-asian="bold" style:font-weight-complex="bold"/>
    </style:style>
    <style:style style:name="P21" style:family="paragraph" style:parent-style-name="Standard">
      <style:text-properties fo:font-weight="bold" officeooo:paragraph-rsid="009ad7bc" style:font-weight-asian="bold" style:font-weight-complex="bold"/>
    </style:style>
    <style:style style:name="P22" style:family="paragraph" style:parent-style-name="Standard">
      <style:text-properties fo:font-weight="bold" officeooo:paragraph-rsid="00abc94a" style:font-weight-asian="bold" style:font-weight-complex="bold"/>
    </style:style>
    <style:style style:name="P23" style:family="paragraph" style:parent-style-name="Standard">
      <style:text-properties fo:font-weight="bold" officeooo:paragraph-rsid="00ad149e" style:font-weight-asian="bold" style:font-weight-complex="bold"/>
    </style:style>
    <style:style style:name="P24" style:family="paragraph" style:parent-style-name="Standard">
      <style:text-properties fo:font-weight="bold" officeooo:paragraph-rsid="00b2e0f6" style:font-weight-asian="bold" style:font-weight-complex="bold"/>
    </style:style>
    <style:style style:name="P25" style:family="paragraph" style:parent-style-name="Standard">
      <style:text-properties fo:font-weight="bold" officeooo:paragraph-rsid="00b832de" style:font-weight-asian="bold" style:font-weight-complex="bold"/>
    </style:style>
    <style:style style:name="P26" style:family="paragraph" style:parent-style-name="Standard">
      <style:text-properties fo:font-weight="bold" officeooo:paragraph-rsid="00b9737c" style:font-weight-asian="bold" style:font-weight-complex="bold"/>
    </style:style>
    <style:style style:name="P27" style:family="paragraph" style:parent-style-name="Standard">
      <style:text-properties officeooo:paragraph-rsid="00174904"/>
    </style:style>
    <style:style style:name="P28" style:family="paragraph" style:parent-style-name="Standard">
      <style:text-properties officeooo:paragraph-rsid="00186ad7"/>
    </style:style>
    <style:style style:name="P29" style:family="paragraph" style:parent-style-name="Standard">
      <style:text-properties officeooo:paragraph-rsid="00199933"/>
    </style:style>
    <style:style style:name="P30" style:family="paragraph" style:parent-style-name="Standard">
      <style:text-properties officeooo:paragraph-rsid="001a86f8"/>
    </style:style>
    <style:style style:name="P31" style:family="paragraph" style:parent-style-name="Standard">
      <style:text-properties officeooo:paragraph-rsid="001c0ce5"/>
    </style:style>
    <style:style style:name="P32" style:family="paragraph" style:parent-style-name="Standard">
      <style:text-properties officeooo:paragraph-rsid="001f11f7"/>
    </style:style>
    <style:style style:name="P33" style:family="paragraph" style:parent-style-name="Standard">
      <style:text-properties officeooo:paragraph-rsid="0020762b"/>
    </style:style>
    <style:style style:name="P34" style:family="paragraph" style:parent-style-name="Standard">
      <style:text-properties fo:font-weight="normal" officeooo:rsid="0020762b" officeooo:paragraph-rsid="0020762b" style:font-weight-asian="normal" style:font-weight-complex="normal"/>
    </style:style>
    <style:style style:name="P35" style:family="paragraph" style:parent-style-name="Standard">
      <style:text-properties fo:font-weight="normal" officeooo:rsid="0020762b" officeooo:paragraph-rsid="00991f57" style:font-weight-asian="normal" style:font-weight-complex="normal"/>
    </style:style>
    <style:style style:name="P36" style:family="paragraph" style:parent-style-name="Standard">
      <style:text-properties fo:font-weight="normal" officeooo:rsid="001c0ce5" officeooo:paragraph-rsid="002d2560" style:font-weight-asian="normal" style:font-weight-complex="normal"/>
    </style:style>
    <style:style style:name="P37" style:family="paragraph" style:parent-style-name="Standard">
      <style:text-properties fo:font-weight="normal" officeooo:rsid="007fbe77" officeooo:paragraph-rsid="001c0ce5" style:font-weight-asian="normal" style:font-weight-complex="normal"/>
    </style:style>
    <style:style style:name="P38" style:family="paragraph" style:parent-style-name="Standard">
      <style:text-properties fo:font-weight="normal" officeooo:rsid="006c1c4d" officeooo:paragraph-rsid="00939d9a" style:font-weight-asian="normal" style:font-weight-complex="normal"/>
    </style:style>
    <style:style style:name="P39" style:family="paragraph" style:parent-style-name="Standard">
      <style:text-properties fo:font-weight="normal" officeooo:rsid="006d98a5" officeooo:paragraph-rsid="00939d9a" style:font-weight-asian="normal" style:font-weight-complex="normal"/>
    </style:style>
    <style:style style:name="P40" style:family="paragraph" style:parent-style-name="Standard">
      <style:text-properties fo:font-weight="normal" officeooo:rsid="009175e2" officeooo:paragraph-rsid="009175e2" style:font-weight-asian="normal" style:font-weight-complex="normal"/>
    </style:style>
    <style:style style:name="P41" style:family="paragraph" style:parent-style-name="Standard">
      <style:text-properties fo:font-weight="normal" officeooo:paragraph-rsid="00161693" style:font-weight-asian="normal" style:font-weight-complex="normal"/>
    </style:style>
    <style:style style:name="P42" style:family="paragraph" style:parent-style-name="Standard">
      <style:text-properties fo:font-weight="normal" officeooo:rsid="008d77fc" style:font-weight-asian="normal" style:font-weight-complex="normal"/>
    </style:style>
    <style:style style:name="P43" style:family="paragraph" style:parent-style-name="Standard">
      <style:text-properties fo:font-weight="normal" officeooo:rsid="008f7d4d" style:font-weight-asian="normal" style:font-weight-complex="normal"/>
    </style:style>
    <style:style style:name="P44" style:family="paragraph" style:parent-style-name="Standard">
      <style:text-properties fo:font-weight="normal" officeooo:rsid="008f7d4d" officeooo:paragraph-rsid="008d77fc" style:font-weight-asian="normal" style:font-weight-complex="normal"/>
    </style:style>
    <style:style style:name="P45" style:family="paragraph" style:parent-style-name="Standard">
      <style:text-properties fo:font-weight="normal" officeooo:rsid="008df248" style:font-weight-asian="normal" style:font-weight-complex="normal"/>
    </style:style>
    <style:style style:name="P46" style:family="paragraph" style:parent-style-name="Standard">
      <style:text-properties fo:font-weight="normal" officeooo:rsid="008df248" officeooo:paragraph-rsid="008d77fc" style:font-weight-asian="normal" style:font-weight-complex="normal"/>
    </style:style>
    <style:style style:name="P47" style:family="paragraph" style:parent-style-name="Standard">
      <style:text-properties fo:font-weight="normal" officeooo:rsid="008df248" officeooo:paragraph-rsid="008faa9c" style:font-weight-asian="normal" style:font-weight-complex="normal"/>
    </style:style>
    <style:style style:name="P48" style:family="paragraph" style:parent-style-name="Standard">
      <style:text-properties fo:font-weight="normal" officeooo:rsid="008faa9c" officeooo:paragraph-rsid="008faa9c" style:font-weight-asian="normal" style:font-weight-complex="normal"/>
    </style:style>
    <style:style style:name="P49" style:family="paragraph" style:parent-style-name="Standard">
      <style:text-properties fo:font-weight="normal" officeooo:rsid="008faa9c" officeooo:paragraph-rsid="00ad149e" style:font-weight-asian="normal" style:font-weight-complex="normal"/>
    </style:style>
    <style:style style:name="P50" style:family="paragraph" style:parent-style-name="Standard">
      <style:text-properties fo:font-weight="normal" officeooo:rsid="00939d9a" officeooo:paragraph-rsid="00161693" style:font-weight-asian="normal" style:font-weight-complex="normal"/>
    </style:style>
    <style:style style:name="P51" style:family="paragraph" style:parent-style-name="Standard">
      <style:text-properties fo:font-weight="normal" officeooo:rsid="009439fa" style:font-weight-asian="normal" style:font-weight-complex="normal"/>
    </style:style>
    <style:style style:name="P52" style:family="paragraph" style:parent-style-name="Standard">
      <style:text-properties fo:font-weight="normal" officeooo:rsid="009439fa" officeooo:paragraph-rsid="00a49a31" style:font-weight-asian="normal" style:font-weight-complex="normal"/>
    </style:style>
    <style:style style:name="P53" style:family="paragraph" style:parent-style-name="Standard">
      <style:text-properties fo:font-weight="normal" officeooo:rsid="0097d39d" officeooo:paragraph-rsid="0097d39d" style:font-weight-asian="normal" style:font-weight-complex="normal"/>
    </style:style>
    <style:style style:name="P54" style:family="paragraph" style:parent-style-name="Standard">
      <style:text-properties fo:font-weight="normal" officeooo:rsid="0097d39d" officeooo:paragraph-rsid="00b4c17b" style:font-weight-asian="normal" style:font-weight-complex="normal"/>
    </style:style>
    <style:style style:name="P55" style:family="paragraph" style:parent-style-name="Standard">
      <style:text-properties fo:font-weight="normal" officeooo:rsid="009a4e65" officeooo:paragraph-rsid="009a4e65" style:font-weight-asian="normal" style:font-weight-complex="normal"/>
    </style:style>
    <style:style style:name="P56" style:family="paragraph" style:parent-style-name="Standard">
      <style:text-properties fo:font-weight="normal" officeooo:rsid="009ad7bc" style:font-weight-asian="normal" style:font-weight-complex="normal"/>
    </style:style>
    <style:style style:name="P57" style:family="paragraph" style:parent-style-name="Standard">
      <style:text-properties fo:font-weight="normal" officeooo:rsid="009ad7bc" officeooo:paragraph-rsid="00a49a31" style:font-weight-asian="normal" style:font-weight-complex="normal"/>
    </style:style>
    <style:style style:name="P58" style:family="paragraph" style:parent-style-name="Standard">
      <style:text-properties fo:font-weight="normal" officeooo:rsid="00a6935e" officeooo:paragraph-rsid="009ad7bc" style:font-weight-asian="normal" style:font-weight-complex="normal"/>
    </style:style>
    <style:style style:name="P59" style:family="paragraph" style:parent-style-name="Standard">
      <style:text-properties fo:font-weight="normal" officeooo:rsid="00a93458" officeooo:paragraph-rsid="009ad7bc" style:font-weight-asian="normal" style:font-weight-complex="normal"/>
    </style:style>
    <style:style style:name="P60" style:family="paragraph" style:parent-style-name="Standard">
      <style:text-properties fo:font-weight="normal" officeooo:rsid="00b1939d" officeooo:paragraph-rsid="009ad7bc" style:font-weight-asian="normal" style:font-weight-complex="normal"/>
    </style:style>
    <style:style style:name="P61" style:family="paragraph" style:parent-style-name="Standard">
      <style:text-properties officeooo:rsid="001c9af2" officeooo:paragraph-rsid="0034f465"/>
    </style:style>
    <style:style style:name="P62" style:family="paragraph" style:parent-style-name="Standard">
      <style:text-properties officeooo:rsid="001c9af2" officeooo:paragraph-rsid="00417475"/>
    </style:style>
    <style:style style:name="P63" style:family="paragraph" style:parent-style-name="Standard">
      <style:text-properties officeooo:paragraph-rsid="00264adb"/>
    </style:style>
    <style:style style:name="P64" style:family="paragraph" style:parent-style-name="Standard">
      <style:text-properties officeooo:paragraph-rsid="002c5599"/>
    </style:style>
    <style:style style:name="P65" style:family="paragraph" style:parent-style-name="Standard">
      <style:text-properties officeooo:paragraph-rsid="0037555f"/>
    </style:style>
    <style:style style:name="P66" style:family="paragraph" style:parent-style-name="Standard">
      <style:text-properties officeooo:paragraph-rsid="003ae9ba"/>
    </style:style>
    <style:style style:name="P67" style:family="paragraph" style:parent-style-name="Standard">
      <style:text-properties officeooo:paragraph-rsid="003c2372"/>
    </style:style>
    <style:style style:name="P68" style:family="paragraph" style:parent-style-name="Standard">
      <style:text-properties officeooo:paragraph-rsid="003cee97"/>
    </style:style>
    <style:style style:name="P69" style:family="paragraph" style:parent-style-name="Standard">
      <style:text-properties officeooo:paragraph-rsid="003ec3b1"/>
    </style:style>
    <style:style style:name="P70" style:family="paragraph" style:parent-style-name="Standard">
      <style:text-properties officeooo:rsid="0037555f" officeooo:paragraph-rsid="0037555f"/>
    </style:style>
    <style:style style:name="P71" style:family="paragraph" style:parent-style-name="Standard">
      <style:text-properties officeooo:paragraph-rsid="0044bdc5"/>
    </style:style>
    <style:style style:name="P72" style:family="paragraph" style:parent-style-name="Standard">
      <style:text-properties officeooo:paragraph-rsid="004e55eb"/>
    </style:style>
    <style:style style:name="P73" style:family="paragraph" style:parent-style-name="Standard">
      <style:text-properties officeooo:paragraph-rsid="005a3b43"/>
    </style:style>
    <style:style style:name="P74" style:family="paragraph" style:parent-style-name="Standard">
      <style:text-properties officeooo:rsid="005a3b43" officeooo:paragraph-rsid="005a3b43"/>
    </style:style>
    <style:style style:name="P75" style:family="paragraph" style:parent-style-name="Standard">
      <style:text-properties officeooo:rsid="001c0ce5" officeooo:paragraph-rsid="005e0d2d"/>
    </style:style>
    <style:style style:name="P76" style:family="paragraph" style:parent-style-name="Standard">
      <style:text-properties officeooo:paragraph-rsid="00629869"/>
    </style:style>
    <style:style style:name="P77" style:family="paragraph" style:parent-style-name="Standard">
      <style:text-properties officeooo:paragraph-rsid="00657df4"/>
    </style:style>
    <style:style style:name="P78" style:family="paragraph" style:parent-style-name="Standard">
      <style:text-properties officeooo:paragraph-rsid="0069a3ec"/>
    </style:style>
    <style:style style:name="P79" style:family="paragraph" style:parent-style-name="Standard">
      <style:text-properties officeooo:paragraph-rsid="0070e4d1"/>
    </style:style>
    <style:style style:name="P80" style:family="paragraph" style:parent-style-name="Standard">
      <style:text-properties officeooo:paragraph-rsid="00840532"/>
    </style:style>
    <style:style style:name="P81" style:family="paragraph" style:parent-style-name="Standard">
      <style:text-properties officeooo:rsid="00657df4" officeooo:paragraph-rsid="00657df4"/>
    </style:style>
    <style:style style:name="P82" style:family="paragraph" style:parent-style-name="Standard">
      <style:text-properties officeooo:rsid="0025e4f8" officeooo:paragraph-rsid="008d77fc"/>
    </style:style>
    <style:style style:name="P83" style:family="paragraph" style:parent-style-name="Standard">
      <style:text-properties officeooo:rsid="0025e4f8" officeooo:paragraph-rsid="0099a58e"/>
    </style:style>
    <style:style style:name="P84" style:family="paragraph" style:parent-style-name="Standard">
      <style:text-properties officeooo:paragraph-rsid="008d77fc"/>
    </style:style>
    <style:style style:name="P85" style:family="paragraph" style:parent-style-name="Standard">
      <style:text-properties officeooo:paragraph-rsid="00939d9a"/>
    </style:style>
    <style:style style:name="P86" style:family="paragraph" style:parent-style-name="Standard">
      <style:text-properties officeooo:paragraph-rsid="009460e5"/>
    </style:style>
    <style:style style:name="P87" style:family="paragraph" style:parent-style-name="Standard">
      <style:text-properties officeooo:paragraph-rsid="0097d39d"/>
    </style:style>
    <style:style style:name="P88" style:family="paragraph" style:parent-style-name="Standard">
      <style:text-properties officeooo:paragraph-rsid="0099a58e"/>
    </style:style>
    <style:style style:name="P89" style:family="paragraph" style:parent-style-name="Standard">
      <style:text-properties officeooo:paragraph-rsid="00689d63"/>
    </style:style>
    <style:style style:name="P90" style:family="paragraph" style:parent-style-name="Standard">
      <style:text-properties officeooo:paragraph-rsid="00b31ba2"/>
    </style:style>
    <style:style style:name="P91" style:family="paragraph" style:parent-style-name="Standard">
      <style:text-properties officeooo:paragraph-rsid="00b9737c"/>
    </style:style>
    <style:style style:name="P92" style:family="paragraph" style:parent-style-name="Standard">
      <style:text-properties officeooo:paragraph-rsid="00bad9a7"/>
    </style:style>
    <style:style style:name="P93" style:family="paragraph" style:parent-style-name="Standard">
      <style:text-properties fo:font-weight="bold" style:font-weight-asian="bold" style:font-weight-complex="bold"/>
    </style:style>
    <style:style style:name="P94" style:family="paragraph" style:parent-style-name="Standard">
      <style:text-properties fo:font-weight="bold" officeooo:paragraph-rsid="00bdc90d" style:font-weight-asian="bold" style:font-weight-complex="bold"/>
    </style:style>
    <style:style style:name="P95" style:family="paragraph" style:parent-style-name="Standard">
      <style:text-properties fo:font-weight="normal" officeooo:rsid="00b2cb53" officeooo:paragraph-rsid="00b832de" style:font-weight-asian="normal" style:font-weight-complex="normal"/>
    </style:style>
    <style:style style:name="P96" style:family="paragraph" style:parent-style-name="Standard">
      <style:text-properties fo:font-weight="normal" officeooo:rsid="00b2cb53" officeooo:paragraph-rsid="009ad7bc" style:font-weight-asian="normal" style:font-weight-complex="normal"/>
    </style:style>
    <style:style style:name="P97" style:family="paragraph" style:parent-style-name="Standard">
      <style:text-properties fo:font-weight="normal" officeooo:rsid="00b9737c" officeooo:paragraph-rsid="00b9737c" style:font-weight-asian="normal" style:font-weight-complex="normal"/>
    </style:style>
    <style:style style:name="P98" style:family="paragraph" style:parent-style-name="Standard">
      <style:text-properties fo:font-weight="normal" officeooo:rsid="007fbe77" officeooo:paragraph-rsid="00bcda01" style:font-weight-asian="normal" style:font-weight-complex="normal"/>
    </style:style>
    <style:style style:name="P99" style:family="paragraph" style:parent-style-name="Standard">
      <style:text-properties fo:font-weight="normal" officeooo:rsid="00939d9a" officeooo:paragraph-rsid="00bdc90d" style:font-weight-asian="normal" style:font-weight-complex="normal"/>
    </style:style>
    <style:style style:name="P100" style:family="paragraph" style:parent-style-name="Standard">
      <style:text-properties officeooo:rsid="009495e4" officeooo:paragraph-rsid="00b31ba2"/>
    </style:style>
    <style:style style:name="P101" style:family="paragraph" style:parent-style-name="Standard">
      <style:text-properties officeooo:rsid="009677fc" officeooo:paragraph-rsid="00b31ba2"/>
    </style:style>
    <style:style style:name="P102" style:family="paragraph" style:parent-style-name="Standard">
      <style:text-properties officeooo:rsid="009677fc" officeooo:paragraph-rsid="00b9737c"/>
    </style:style>
    <style:style style:name="P103" style:family="paragraph" style:parent-style-name="Standard">
      <style:text-properties officeooo:paragraph-rsid="00bcda01"/>
    </style:style>
    <style:style style:name="P104" style:family="paragraph" style:parent-style-name="Standard">
      <style:text-properties officeooo:paragraph-rsid="00b31b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762b" style:font-weight-asian="bold" style:font-weight-complex="bold"/>
    </style:style>
    <style:style style:name="T3" style:family="text">
      <style:text-properties fo:font-weight="bold" officeooo:rsid="009439fa" style:font-weight-asian="bold" style:font-weight-complex="bold"/>
    </style:style>
    <style:style style:name="T4" style:family="text">
      <style:text-properties fo:font-weight="bold" officeooo:rsid="0097d39d" style:font-weight-asian="bold" style:font-weight-complex="bold"/>
    </style:style>
    <style:style style:name="T5" style:family="text">
      <style:text-properties fo:font-weight="bold" officeooo:rsid="00bb0b94" style:font-weight-asian="bold" style:font-weight-complex="bold"/>
    </style:style>
    <style:style style:name="T6" style:family="text">
      <style:text-properties officeooo:rsid="001a86f8"/>
    </style:style>
    <style:style style:name="T7" style:family="text">
      <style:text-properties officeooo:rsid="001c0ce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0ce5" style:font-weight-asian="normal" style:font-weight-complex="normal"/>
    </style:style>
    <style:style style:name="T10" style:family="text">
      <style:text-properties fo:font-weight="normal" officeooo:rsid="0020762b" style:font-weight-asian="normal" style:font-weight-complex="normal"/>
    </style:style>
    <style:style style:name="T11" style:family="text">
      <style:text-properties fo:font-weight="normal" officeooo:rsid="0037555f" style:font-weight-asian="normal" style:font-weight-complex="normal"/>
    </style:style>
    <style:style style:name="T12" style:family="text">
      <style:text-properties fo:font-weight="normal" officeooo:rsid="006c1c4d" style:font-weight-asian="normal" style:font-weight-complex="normal"/>
    </style:style>
    <style:style style:name="T13" style:family="text">
      <style:text-properties fo:font-weight="normal" officeooo:rsid="006d98a5" style:font-weight-asian="normal" style:font-weight-complex="normal"/>
    </style:style>
    <style:style style:name="T14" style:family="text">
      <style:text-properties fo:font-weight="normal" officeooo:rsid="007fbe77" style:font-weight-asian="normal" style:font-weight-complex="normal"/>
    </style:style>
    <style:style style:name="T15" style:family="text">
      <style:text-properties fo:font-weight="normal" officeooo:rsid="00854929" style:font-weight-asian="normal" style:font-weight-complex="normal"/>
    </style:style>
    <style:style style:name="T16" style:family="text">
      <style:text-properties fo:font-weight="normal" officeooo:rsid="0085c94f" style:font-weight-asian="normal" style:font-weight-complex="normal"/>
    </style:style>
    <style:style style:name="T17" style:family="text">
      <style:text-properties fo:font-weight="normal" officeooo:rsid="0086891a" style:font-weight-asian="normal" style:font-weight-complex="normal"/>
    </style:style>
    <style:style style:name="T18" style:family="text">
      <style:text-properties fo:font-weight="normal" officeooo:rsid="00870385" style:font-weight-asian="normal" style:font-weight-complex="normal"/>
    </style:style>
    <style:style style:name="T19" style:family="text">
      <style:text-properties fo:font-weight="normal" officeooo:rsid="008a5184" style:font-weight-asian="normal" style:font-weight-complex="normal"/>
    </style:style>
    <style:style style:name="T20" style:family="text">
      <style:text-properties fo:font-weight="normal" officeooo:rsid="008d77fc" style:font-weight-asian="normal" style:font-weight-complex="normal"/>
    </style:style>
    <style:style style:name="T21" style:family="text">
      <style:text-properties fo:font-weight="normal" officeooo:rsid="008df248" style:font-weight-asian="normal" style:font-weight-complex="normal"/>
    </style:style>
    <style:style style:name="T22" style:family="text">
      <style:text-properties fo:font-weight="normal" officeooo:rsid="008f7d4d" style:font-weight-asian="normal" style:font-weight-complex="normal"/>
    </style:style>
    <style:style style:name="T23" style:family="text">
      <style:text-properties fo:font-weight="normal" officeooo:rsid="008faa9c" style:font-weight-asian="normal" style:font-weight-complex="normal"/>
    </style:style>
    <style:style style:name="T24" style:family="text">
      <style:text-properties fo:font-weight="normal" officeooo:rsid="009175e2" style:font-weight-asian="normal" style:font-weight-complex="normal"/>
    </style:style>
    <style:style style:name="T25" style:family="text">
      <style:text-properties fo:font-weight="normal" officeooo:rsid="00939d9a" style:font-weight-asian="normal" style:font-weight-complex="normal"/>
    </style:style>
    <style:style style:name="T26" style:family="text">
      <style:text-properties fo:font-weight="normal" officeooo:rsid="009439fa" style:font-weight-asian="normal" style:font-weight-complex="normal"/>
    </style:style>
    <style:style style:name="T27" style:family="text">
      <style:text-properties fo:font-weight="normal" officeooo:rsid="0097d39d" style:font-weight-asian="normal" style:font-weight-complex="normal"/>
    </style:style>
    <style:style style:name="T28" style:family="text">
      <style:text-properties fo:font-weight="normal" officeooo:rsid="00991f57" style:font-weight-asian="normal" style:font-weight-complex="normal"/>
    </style:style>
    <style:style style:name="T29" style:family="text">
      <style:text-properties fo:font-weight="normal" officeooo:rsid="0099a58e" style:font-weight-asian="normal" style:font-weight-complex="normal"/>
    </style:style>
    <style:style style:name="T30" style:family="text">
      <style:text-properties fo:font-weight="normal" officeooo:rsid="009a2e64" style:font-weight-asian="normal" style:font-weight-complex="normal"/>
    </style:style>
    <style:style style:name="T31" style:family="text">
      <style:text-properties fo:font-weight="normal" officeooo:rsid="009a4e65" style:font-weight-asian="normal" style:font-weight-complex="normal"/>
    </style:style>
    <style:style style:name="T32" style:family="text">
      <style:text-properties fo:font-weight="normal" officeooo:rsid="009ad7bc" style:font-weight-asian="normal" style:font-weight-complex="normal"/>
    </style:style>
    <style:style style:name="T33" style:family="text">
      <style:text-properties fo:font-weight="normal" officeooo:rsid="00a0e1d1" style:font-weight-asian="normal" style:font-weight-complex="normal"/>
    </style:style>
    <style:style style:name="T34" style:family="text">
      <style:text-properties fo:font-weight="normal" officeooo:rsid="00a2a821" style:font-weight-asian="normal" style:font-weight-complex="normal"/>
    </style:style>
    <style:style style:name="T35" style:family="text">
      <style:text-properties fo:font-weight="normal" officeooo:rsid="00a49a31" style:font-weight-asian="normal" style:font-weight-complex="normal"/>
    </style:style>
    <style:style style:name="T36" style:family="text">
      <style:text-properties fo:font-weight="normal" officeooo:rsid="00a6935e" style:font-weight-asian="normal" style:font-weight-complex="normal"/>
    </style:style>
    <style:style style:name="T37" style:family="text">
      <style:text-properties fo:font-weight="normal" officeooo:rsid="00a93458" style:font-weight-asian="normal" style:font-weight-complex="normal"/>
    </style:style>
    <style:style style:name="T38" style:family="text">
      <style:text-properties fo:font-weight="normal" officeooo:rsid="00abc94a" style:font-weight-asian="normal" style:font-weight-complex="normal"/>
    </style:style>
    <style:style style:name="T39" style:family="text">
      <style:text-properties fo:font-weight="normal" officeooo:rsid="00ad149e" style:font-weight-asian="normal" style:font-weight-complex="normal"/>
    </style:style>
    <style:style style:name="T40" style:family="text">
      <style:text-properties fo:font-weight="normal" officeooo:rsid="00b1939d" style:font-weight-asian="normal" style:font-weight-complex="normal"/>
    </style:style>
    <style:style style:name="T41" style:family="text">
      <style:text-properties fo:font-weight="normal" officeooo:rsid="00b2cb53" style:font-weight-asian="normal" style:font-weight-complex="normal"/>
    </style:style>
    <style:style style:name="T42" style:family="text">
      <style:text-properties fo:font-weight="normal" officeooo:rsid="00b2e0f6" style:font-weight-asian="normal" style:font-weight-complex="normal"/>
    </style:style>
    <style:style style:name="T43" style:family="text">
      <style:text-properties fo:font-weight="normal" officeooo:rsid="00b31ba2" style:font-weight-asian="normal" style:font-weight-complex="normal"/>
    </style:style>
    <style:style style:name="T44" style:family="text">
      <style:text-properties fo:font-weight="normal" officeooo:rsid="00b54ca3" style:font-weight-asian="normal" style:font-weight-complex="normal"/>
    </style:style>
    <style:style style:name="T45" style:family="text">
      <style:text-properties fo:font-weight="normal" officeooo:rsid="00b60d8f" style:font-weight-asian="normal" style:font-weight-complex="normal"/>
    </style:style>
    <style:style style:name="T46" style:family="text">
      <style:text-properties fo:font-weight="normal" officeooo:rsid="00b832de" style:font-weight-asian="normal" style:font-weight-complex="normal"/>
    </style:style>
    <style:style style:name="T47" style:family="text">
      <style:text-properties fo:font-weight="normal" officeooo:rsid="00b9737c" style:font-weight-asian="normal" style:font-weight-complex="normal"/>
    </style:style>
    <style:style style:name="T48" style:family="text">
      <style:text-properties fo:font-weight="normal" officeooo:rsid="00b4c17b" style:font-weight-asian="normal" style:font-weight-complex="normal"/>
    </style:style>
    <style:style style:name="T49" style:family="text">
      <style:text-properties fo:font-weight="normal" officeooo:rsid="00bcda01" style:font-weight-asian="normal" style:font-weight-complex="normal"/>
    </style:style>
    <style:style style:name="T50" style:family="text">
      <style:text-properties fo:font-weight="normal" officeooo:rsid="00bdc90d" style:font-weight-asian="normal" style:font-weight-complex="normal"/>
    </style:style>
    <style:style style:name="T51" style:family="text">
      <style:text-properties officeooo:rsid="001c9af2"/>
    </style:style>
    <style:style style:name="T52" style:family="text">
      <style:text-properties officeooo:rsid="001f11f7"/>
    </style:style>
    <style:style style:name="T53" style:family="text">
      <style:text-properties officeooo:rsid="0020762b"/>
    </style:style>
    <style:style style:name="T54" style:family="text">
      <style:text-properties officeooo:rsid="0023c71a"/>
    </style:style>
    <style:style style:name="T55" style:family="text">
      <style:text-properties officeooo:rsid="0023e893"/>
    </style:style>
    <style:style style:name="T56" style:family="text">
      <style:text-properties officeooo:rsid="0025e4f8"/>
    </style:style>
    <style:style style:name="T57" style:family="text">
      <style:text-properties officeooo:rsid="002a84f7"/>
    </style:style>
    <style:style style:name="T58" style:family="text">
      <style:text-properties officeooo:rsid="002c5599"/>
    </style:style>
    <style:style style:name="T59" style:family="text">
      <style:text-properties officeooo:rsid="002ee066"/>
    </style:style>
    <style:style style:name="T60" style:family="text">
      <style:text-properties officeooo:rsid="00307c60"/>
    </style:style>
    <style:style style:name="T61" style:family="text">
      <style:text-properties officeooo:rsid="0034f465"/>
    </style:style>
    <style:style style:name="T62" style:family="text">
      <style:text-properties officeooo:rsid="0037555f"/>
    </style:style>
    <style:style style:name="T63" style:family="text">
      <style:text-properties officeooo:rsid="003ae9ba"/>
    </style:style>
    <style:style style:name="T64" style:family="text">
      <style:text-properties officeooo:rsid="003c2372"/>
    </style:style>
    <style:style style:name="T65" style:family="text">
      <style:text-properties officeooo:rsid="003cee97"/>
    </style:style>
    <style:style style:name="T66" style:family="text">
      <style:text-properties officeooo:rsid="003ec3b1"/>
    </style:style>
    <style:style style:name="T67" style:family="text">
      <style:text-properties officeooo:rsid="00417475"/>
    </style:style>
    <style:style style:name="T68" style:family="text">
      <style:text-properties officeooo:rsid="0044bdc5"/>
    </style:style>
    <style:style style:name="T69" style:family="text">
      <style:text-properties officeooo:rsid="004e0cfc"/>
    </style:style>
    <style:style style:name="T70" style:family="text">
      <style:text-properties officeooo:rsid="004e55eb"/>
    </style:style>
    <style:style style:name="T71" style:family="text">
      <style:text-properties officeooo:rsid="005a3b43"/>
    </style:style>
    <style:style style:name="T72" style:family="text">
      <style:text-properties officeooo:rsid="005e0d2d"/>
    </style:style>
    <style:style style:name="T73" style:family="text">
      <style:text-properties officeooo:rsid="005f75f5"/>
    </style:style>
    <style:style style:name="T74" style:family="text">
      <style:text-properties officeooo:rsid="005fac57"/>
    </style:style>
    <style:style style:name="T75" style:family="text">
      <style:text-properties officeooo:rsid="00629869"/>
    </style:style>
    <style:style style:name="T76" style:family="text">
      <style:text-properties officeooo:rsid="00657df4"/>
    </style:style>
    <style:style style:name="T77" style:family="text">
      <style:text-properties officeooo:rsid="0065c6fb"/>
    </style:style>
    <style:style style:name="T78" style:family="text">
      <style:text-properties officeooo:rsid="00689d63"/>
    </style:style>
    <style:style style:name="T79" style:family="text">
      <style:text-properties officeooo:rsid="006d98a5"/>
    </style:style>
    <style:style style:name="T80" style:family="text">
      <style:text-properties officeooo:rsid="006f90cc"/>
    </style:style>
    <style:style style:name="T81" style:family="text">
      <style:text-properties officeooo:rsid="00840532"/>
    </style:style>
    <style:style style:name="T82" style:family="text">
      <style:text-properties officeooo:rsid="00848409"/>
    </style:style>
    <style:style style:name="T83" style:family="text">
      <style:text-properties officeooo:rsid="00854929"/>
    </style:style>
    <style:style style:name="T84" style:family="text">
      <style:text-properties officeooo:rsid="008d77fc"/>
    </style:style>
    <style:style style:name="T85" style:family="text">
      <style:text-properties officeooo:rsid="008df248"/>
    </style:style>
    <style:style style:name="T86" style:family="text">
      <style:text-properties officeooo:rsid="008f7d4d"/>
    </style:style>
    <style:style style:name="T87" style:family="text">
      <style:text-properties officeooo:rsid="008faa9c"/>
    </style:style>
    <style:style style:name="T88" style:family="text">
      <style:text-properties officeooo:rsid="00939d9a"/>
    </style:style>
    <style:style style:name="T89" style:family="text">
      <style:text-properties officeooo:rsid="0093d765"/>
    </style:style>
    <style:style style:name="T90" style:family="text">
      <style:text-properties officeooo:rsid="009439fa"/>
    </style:style>
    <style:style style:name="T91" style:family="text">
      <style:text-properties officeooo:rsid="009460e5"/>
    </style:style>
    <style:style style:name="T92" style:family="text">
      <style:text-properties officeooo:rsid="009495e4"/>
    </style:style>
    <style:style style:name="T93" style:family="text">
      <style:text-properties officeooo:rsid="009677fc"/>
    </style:style>
    <style:style style:name="T94" style:family="text">
      <style:text-properties officeooo:rsid="009833d3"/>
    </style:style>
    <style:style style:name="T95" style:family="text">
      <style:text-properties officeooo:rsid="0099a58e"/>
    </style:style>
    <style:style style:name="T96" style:family="text">
      <style:text-properties officeooo:rsid="009a2e64"/>
    </style:style>
    <style:style style:name="T97" style:family="text">
      <style:text-properties officeooo:rsid="009a4e65"/>
    </style:style>
    <style:style style:name="T98" style:family="text">
      <style:text-properties officeooo:rsid="009ad7bc"/>
    </style:style>
    <style:style style:name="T99" style:family="text">
      <style:text-properties officeooo:rsid="009c11aa"/>
    </style:style>
    <style:style style:name="T100" style:family="text">
      <style:text-properties officeooo:rsid="009f25a1"/>
    </style:style>
    <style:style style:name="T101" style:family="text">
      <style:text-properties officeooo:rsid="009f26fb"/>
    </style:style>
    <style:style style:name="T102" style:family="text">
      <style:text-properties officeooo:rsid="00a2c22b"/>
    </style:style>
    <style:style style:name="T103" style:family="text">
      <style:text-properties officeooo:rsid="00a93458"/>
    </style:style>
    <style:style style:name="T104" style:family="text">
      <style:text-properties officeooo:rsid="00b2cb53"/>
    </style:style>
    <style:style style:name="T105" style:family="text">
      <style:text-properties officeooo:rsid="00b2e0f6"/>
    </style:style>
    <style:style style:name="T106" style:family="text">
      <style:text-properties officeooo:rsid="00b31ba2"/>
    </style:style>
    <style:style style:name="T107" style:family="text">
      <style:text-properties officeooo:rsid="00b4c17b"/>
    </style:style>
    <style:style style:name="T108" style:family="text">
      <style:text-properties officeooo:rsid="00b7d54b"/>
    </style:style>
    <style:style style:name="T109" style:family="text">
      <style:text-properties officeooo:rsid="00bad9a7"/>
    </style:style>
    <style:style style:name="T110" style:family="text">
      <style:text-properties officeooo:rsid="00bcda01"/>
    </style:style>
    <style:style style:name="T111" style:family="text">
      <style:text-properties officeooo:rsid="00bdc9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:</text:p>
      <text:p text:style-name="Standard"/>
      <text:p text:style-name="Standard">The subject <text:span text:style-name="T57">of this thesis</text:span> <text:span text:style-name="T74">is about</text:span> generating and verifying hardware with more than one level. </text:p>
      <text:p text:style-name="Standard"/>
      <text:p text:style-name="Standard"><text:span text:style-name="T1">SLIDE 1, INTRODUCTION</text:span>:</text:p>
      <text:p text:style-name="Standard"/>
      <text:p text:style-name="P1"><text:span text:style-name="T1">-1 &gt;&gt;</text:span> </text:p>
      <text:p text:style-name="P71"><text:s text:c="6"/>The idea is to generate ARMs advanced high performance bus architecture<text:span text:style-name="T65"> </text:span>at the electronic </text:p>
      <text:p text:style-name="P71"><text:s text:c="6"/>system level and register transfer level for a user defined number of masters and slaves. </text:p>
      <text:p text:style-name="Standard"/>
      <text:p text:style-name="P68"><text:s text:c="6"/><text:span text:style-name="T65">It is also to</text:span> generate <text:span text:style-name="T64">properties</text:span> from the ESL model, and <text:span text:style-name="T68">automatically refine them</text:span> </text:p>
      <text:p text:style-name="P68"><text:s text:c="6"/>such that they hold on the <text:span text:style-name="T66">corresponding</text:span> RTL design.</text:p>
      <text:p text:style-name="Standard"/>
      <text:p text:style-name="P3">-2 &gt;&gt; </text:p>
      <text:p text:style-name="P67"><text:span text:style-name="T1"><text:s text:c="6"/></text:span>The<text:span text:style-name="T64">re are</text:span> two main goals<text:span text:style-name="T64">:</text:span></text:p>
      <text:p text:style-name="P67"><text:s text:c="6"/><text:span text:style-name="T64">One, is</text:span> that a high level of abstraction is achieved in the ESL model.</text:p>
      <text:p text:style-name="Standard"/>
      <text:p text:style-name="Standard"><text:s text:c="6"/><text:span text:style-name="T64">Two, is that the ESL is a sound abstraction of the RTL.</text:span></text:p>
      <text:p text:style-name="Standard"/>
      <text:p text:style-name="P17">SLIDE <text:span text:style-name="T88">2</text:span>, GENERATOR:</text:p>
      <text:p text:style-name="P85"/>
      <text:p text:style-name="P17">-1 &gt;&gt;</text:p>
      <text:p text:style-name="P85"><text:span text:style-name="T1"><text:s text:c="6"/></text:span><text:span text:style-name="T12"><text:s/>The generator is a C++ program, it takes number of masters and slaves as input arguments.</text:span></text:p>
      <text:p text:style-name="P38"><text:s text:c="7"/>It reads a text file containing the slave address ranges, this file is configurable by the user.</text:p>
      <text:p text:style-name="P38"><text:s text:c="7"/>It uses this data to generate models at the ESL and RTL.</text:p>
      <text:p text:style-name="P38"/>
      <text:p text:style-name="P85"><text:span text:style-name="T12"><text:s text:c="7"/>The generator calls a DeSCAM plugin with </text:span><text:span text:style-name="T13">the bus matrix and master agent PPAs.</text:span></text:p>
      <text:p text:style-name="P39"><text:s text:c="7"/>An abstract model is created, and recognizable names in this model are used to create</text:p>
      <text:p text:style-name="P39"><text:s text:c="7"/>and refine signal and state macros.</text:p>
      <text:p text:style-name="P39"/>
      <text:p text:style-name="P39"><text:s text:c="7"/>The property set is printed, the duration of certain properties are modified in the process.</text:p>
      <text:p text:style-name="P39"><text:s text:c="7"/>A completeness descriptions is subsequently created.</text:p>
      <text:p text:style-name="Standard"/>
      <text:p text:style-name="P10">SLIDE <text:span text:style-name="T88">3</text:span>, ESL OVERVIEW:</text:p>
      <text:p text:style-name="P10"/>
      <text:p text:style-name="P84"><text:span text:style-name="T1">-1 &gt;&gt;</text:span> </text:p>
      <text:p text:style-name="P84"><text:s text:c="6"/><text:span text:style-name="T54">Here is an overview of the model at the electronic system level. </text:span></text:p>
      <text:p text:style-name="P84"><text:s text:c="6"/><text:span text:style-name="T95">It is not feasible to describe the entire system within a single module.</text:span></text:p>
      <text:p text:style-name="P84"><text:s text:c="6"/><text:span text:style-name="T55">Each master agent can receive a payload and issue a request at any given time.</text:span></text:p>
      <text:p text:style-name="P84"><text:s text:c="6"/><text:span text:style-name="T95">Because of this parallelism, there are simply too many possibilities to account for.</text:span></text:p>
      <text:p text:style-name="P84"/>
      <text:p text:style-name="P88"><text:s text:c="6"/><text:span text:style-name="T56">The figure show a system with two master agents. </text:span></text:p>
      <text:p text:style-name="P83"><text:s text:c="6"/>The connection between the agents and the bus model the AHB master interface from the </text:p>
      <text:p text:style-name="P83"><text:s text:c="6"/>specification. </text:p>
      <text:p text:style-name="P84"/>
      <text:p text:style-name="P82"><text:s text:c="6"/>The majority of this interface is modeled using these shared ports directly between the </text:p>
      <text:p text:style-name="P82"><text:s text:c="6"/>modules. </text:p>
      <text:p text:style-name="P84"><text:s text:c="6"/><text:span text:style-name="T56">There are three signals of the interface which control the transfer flow, they need to be modeled </text:span></text:p>
      <text:p text:style-name="P84"><text:s text:c="6"/><text:span text:style-name="T56">using an emulated port. </text:span></text:p>
      <text:p text:style-name="P82"><text:s text:c="6"/>These are the signals request, and in turn grant, as well as ready.</text:p>
      <text:p text:style-name="P82"><text:s text:c="6"/>This <text:span text:style-name="T75">module</text:span> does not act as a separate SystemC-PPA. It is for the purpose of this work, </text:p>
      <text:p text:style-name="P82"><text:s text:c="6"/>considered a port interface. </text:p>
      <text:p text:style-name="Standard"><text:soft-page-break/></text:p>
      <text:p text:style-name="P11">SLIDE <text:span text:style-name="T88">4</text:span>, ESL CONTINUED:</text:p>
      <text:p text:style-name="P11"/>
      <text:p text:style-name="P11">-1 &gt;&gt; </text:p>
      <text:p text:style-name="P11"><text:s text:c="6"/><text:span text:style-name="T29">Here are the FSMs of the master agent on the left, and the bus matrix on the right.</text:span></text:p>
      <text:p text:style-name="Standard"><text:s text:c="6"/><text:span text:style-name="T95">Both have a set of important states which must be reflected in the ESL model.</text:span></text:p>
      <text:p text:style-name="Standard"><text:s text:c="6"/><text:span text:style-name="T95">The bus matrix controls when the agent advances through the majority of its state machine.</text:span></text:p>
      <text:p text:style-name="Standard"/>
      <text:p text:style-name="Standard"><text:s text:c="6"/><text:span text:style-name="T86">Here a request is issued, and the states advance on both sides. </text:span></text:p>
      <text:p text:style-name="Standard"/>
      <text:p text:style-name="P2">-<text:span text:style-name="T84">2 &gt;&gt; </text:span></text:p>
      <text:p text:style-name="P19"><text:span text:style-name="T8"><text:s text:c="6"/></text:span><text:span text:style-name="T20">The case with the AHB is tricky, because multiple masters act </text:span><text:span text:style-name="T30">in</text:span><text:span text:style-name="T20"> parallel in relation to each </text:span></text:p>
      <text:p text:style-name="P19"><text:span text:style-name="T20"><text:s text:c="7"/>other, </text:span><text:span text:style-name="T30">and the bus pipelines their transfers.</text:span></text:p>
      <text:p text:style-name="P2"><text:span text:style-name="T20"><text:s text:c="6"/></text:span><text:span text:style-name="T22">Here a request is issued from a second master as the first one is being processed. </text:span></text:p>
      <text:p text:style-name="P43"><text:s text:c="6"/>The second request is granted, as the first request advances to the data phase.</text:p>
      <text:p text:style-name="P2"/>
      <text:p text:style-name="P2">-<text:span text:style-name="T84">3 &gt;&gt; </text:span></text:p>
      <text:p text:style-name="P10"><text:s text:c="6"/><text:span text:style-name="T22">After the slaves have processed the first request, a third request may be granted. </text:span></text:p>
      <text:p text:style-name="P44"><text:s text:c="6"/>Simultaneously, the second request is advanced to the data phase as the first one is ended.</text:p>
      <text:p text:style-name="P46"><text:s text:c="6"/><text:span text:style-name="T100">This behavior is handled through the blocking interface, to maintain a good level </text:span></text:p>
      <text:p text:style-name="P46"><text:s text:c="6"/><text:span text:style-name="T100">of abstraction.</text:span></text:p>
      <text:p text:style-name="P46"/>
      <text:p text:style-name="P12">SLIDE <text:span text:style-name="T88">5</text:span> BUS MATRIX, SLAVE INTERFACE:</text:p>
      <text:p text:style-name="P42"/>
      <text:p text:style-name="P2">-<text:span text:style-name="T85">1 &gt;&gt;</text:span></text:p>
      <text:p text:style-name="P2"><text:s text:c="2"/><text:span text:style-name="T21"><text:s text:c="4"/></text:span><text:span text:style-name="T22">Here is a quick overview of the data state in the bus matrix.</text:span></text:p>
      <text:p text:style-name="P43"><text:s text:c="6"/>We fetch the data part of the first request at this stage, to reflect that data is sampled</text:p>
      <text:p text:style-name="P43"><text:s text:c="6"/>in the data phase. </text:p>
      <text:p text:style-name="P43"><text:s text:c="6"/>The request is forwarded to the slave, <text:span text:style-name="T101">and response is immediately awaited.</text:span></text:p>
      <text:p text:style-name="P43"><text:s text:c="5"/></text:p>
      <text:p text:style-name="P43"><text:s text:c="6"/>The response reports the success or error of transfer, and possible data if it was a read </text:p>
      <text:p text:style-name="P43"><text:s text:c="6"/>transfer.</text:p>
      <text:p text:style-name="P2"><text:span text:style-name="T22"><text:s text:c="6"/></text:span><text:span text:style-name="T23">Response payload is written to all masters.</text:span></text:p>
      <text:p text:style-name="P43"><text:s/></text:p>
      <text:p text:style-name="P2"><text:span text:style-name="T22"><text:s text:c="6"/></text:span><text:span text:style-name="T23">Transfers outside the slave range provide a default error response. </text:span></text:p>
      <text:p text:style-name="P43"><text:s text:c="5"/></text:p>
      <text:p text:style-name="P14"><text:span text:style-name="T22"><text:s text:c="6"/></text:span><text:span text:style-name="T23">The request handling over the blocking ports must occur here at the end, and here only. </text:span></text:p>
      <text:p text:style-name="P49"><text:s text:c="6"/>This is why we use shared ports for the remaining parts of the interface.</text:p>
      <text:p text:style-name="P23"><text:span text:style-name="T23"><text:s text:c="6"/></text:span><text:span text:style-name="T39">Data must be transferred in the data phase in the agent, at <text:s/>the same time, we want it to reach</text:span></text:p>
      <text:p text:style-name="P23"><text:span text:style-name="T39"><text:s text:c="6"/>its target.</text:span><text:span text:style-name="T23"> </text:span><text:span text:style-name="T22"><text:s text:c="5"/></text:span></text:p>
      <text:p text:style-name="P43"><text:s text:c="6"/></text:p>
      <text:p text:style-name="P18">SLIDE 6, EMULATED PORT, REASON:</text:p>
      <text:p text:style-name="P47"/>
      <text:p text:style-name="P13">-1 &gt;&gt;</text:p>
      <text:p text:style-name="P14"><text:span text:style-name="T21"><text:s text:c="5"/></text:span><text:span text:style-name="T85"><text:s/></text:span><text:span text:style-name="T23">The parallel and pipelined communication using the blocking ports requires a workaround.</text:span></text:p>
      <text:p text:style-name="P22"><text:span text:style-name="T23"><text:s text:c="6"/>Consider the case of the data </text:span><text:span text:style-name="T33">state</text:span><text:span text:style-name="T23">; </text:span></text:p>
      <text:p text:style-name="P22"><text:span text:style-name="T23"><text:s text:c="6"/></text:span><text:span text:style-name="T38">We might have </text:span><text:span text:style-name="T23"><text:s/>one request and two active masters </text:span><text:span text:style-name="T38">in parallel</text:span><text:span text:style-name="T23">. </text:span><text:span text:style-name="T21"><text:s text:c="4"/></text:span></text:p>
      <text:p text:style-name="P14"><text:span text:style-name="T21"><text:s text:c="6"/></text:span><text:span text:style-name="T23">Reading these three ports require three states and three properties when what we</text:span></text:p>
      <text:p text:style-name="P14"><text:span text:style-name="T23"><text:s text:c="6"/>need is one state and one property.</text:span><text:span text:style-name="T21"> </text:span></text:p>
      <text:p text:style-name="P45"><text:s text:c="5"/></text:p>
      <text:p text:style-name="P18"/>
      <text:p text:style-name="P18"/>
      <text:p text:style-name="P18"><text:soft-page-break/>SLIDE 7, EMULATED PORT, INTERNAL:</text:p>
      <text:p text:style-name="P14"/>
      <text:p text:style-name="P14">-<text:span text:style-name="T87">1 &gt;&gt;</text:span></text:p>
      <text:p text:style-name="P14"><text:s text:c="5"/><text:span text:style-name="T8"><text:s/></text:span><text:span text:style-name="T23">We simply move all this into an external module which mimics a SystemC-PPA port interface.</text:span></text:p>
      <text:p text:style-name="P14"><text:span text:style-name="T23"><text:s text:c="6"/>All interactions with the agents are such that no wait states are called, so </text:span><text:span text:style-name="T24">that requests are</text:span></text:p>
      <text:p text:style-name="P15"><text:span text:style-name="T24"><text:s text:c="6"/>forwarded and all agents are unblocked </text:span><text:span text:style-name="T23">in a single time point just like the RTL. </text:span></text:p>
      <text:p text:style-name="P48"><text:s text:c="6"/></text:p>
      <text:p text:style-name="Standard"/>
      <text:p text:style-name="P16">SLIDE <text:span text:style-name="T88">8</text:span>, EMULATED PORT, INTERACTION: </text:p>
      <text:p text:style-name="P16"/>
      <text:p text:style-name="P16">-1 &gt;&gt;</text:p>
      <text:p text:style-name="P40"><text:span text:style-name="T1"><text:s text:c="7"/></text:span>Interaction with the emulated port within the bus matrix now produce only a single state and</text:p>
      <text:p text:style-name="P40"><text:s text:c="7"/>property.</text:p>
      <text:p text:style-name="P40"><text:s text:c="7"/>Fixed-priority arbitration is proven within the bus matrix to be a sound abstraction of the </text:p>
      <text:p text:style-name="P40"><text:s text:c="7"/>arbitration in the RTL. </text:p>
      <text:p text:style-name="P40"><text:s text:c="7"/>It is simple enough to essentially copy-paste into the emulated port.</text:p>
      <text:p text:style-name="P40"><text:s text:c="7"/><text:span text:style-name="T96">This, combined with the uninterrupted execution of the emulated port makes for a sound</text:span></text:p>
      <text:p text:style-name="P40"><text:s text:c="7"/><text:span text:style-name="T96">abstraction of the RTL. </text:span></text:p>
      <text:p text:style-name="Standard"/>
      <text:p text:style-name="Standard"/>
      <text:p text:style-name="Standard"/>
      <text:p text:style-name="P2">SLIDE <text:span text:style-name="T88">9</text:span>, RTL OVERVIEW:</text:p>
      <text:p text:style-name="Standard"/>
      <text:p text:style-name="P1"><text:span text:style-name="T1">-1 &gt;&gt;</text:span> </text:p>
      <text:p text:style-name="P69"><text:s text:c="6"/>To avoid reinventing the wheel, <text:span text:style-name="T96">we use</text:span> a <text:span text:style-name="T96">predesigned</text:span> trusted open source AHB architecture. </text:p>
      <text:p text:style-name="P69"><text:s text:c="6"/><text:span text:style-name="T66">This is a VHDL implementation of the interconnect, arbiter and decoder which follow the</text:span></text:p>
      <text:p text:style-name="P69"><text:s text:c="6"/><text:span text:style-name="T66">AHB protocol and offer a range of arbitration schemes.</text:span> <text:s text:c="2"/></text:p>
      <text:p text:style-name="P64"/>
      <text:p text:style-name="Standard"/>
      <text:p text:style-name="P3">-2 &gt;&gt; </text:p>
      <text:p text:style-name="P1"><text:s text:c="6"/>The architecture is interfaced with agents, which have been designed from scratch.</text:p>
      <text:p text:style-name="Standard"><text:s text:c="6"/>They carry out the AHB protocol on one side, and offer a four phase handshake</text:p>
      <text:p text:style-name="P73"><text:s text:c="6"/>on the other. <text:s/><text:span text:style-name="T71">The slave agent extends the data phase by inserting wait states while waiting for a <text:s text:c="3"/></text:span></text:p>
      <text:p text:style-name="P74"><text:s text:c="6"/>handshake from its slave. <text:s/></text:p>
      <text:p text:style-name="Standard"><text:s text:c="7"/></text:p>
      <text:p text:style-name="P1"><text:s text:c="6"/>The agents in the generator only support single transfers. </text:p>
      <text:p text:style-name="P76"><text:s text:c="6"/>Burst transactions are implemented <text:span text:style-name="T58">outside the generator</text:span> as a proof of concept. <text:s text:c="2"/></text:p>
      <text:p text:style-name="P76"/>
      <text:p text:style-name="P76"/>
      <text:p text:style-name="P63"><text:s text:c="6"/></text:p>
      <text:p text:style-name="P17">SLIDE <text:span text:style-name="T88">10</text:span>, COMPLETENESS:</text:p>
      <text:p text:style-name="P85"/>
      <text:p text:style-name="P17">-1 &gt;&gt; </text:p>
      <text:p text:style-name="P85"><text:span text:style-name="T1"><text:s text:c="6"/></text:span>Except for the emulated port, property sets prove completeness on the design. </text:p>
      <text:p text:style-name="P85"><text:s text:c="6"/>All I/O signals are listed in the completeness description of both clusters.</text:p>
      <text:p text:style-name="P85"><text:s text:c="6"/>All properties, as well as completeness checks hold, without any constraints.</text:p>
      <text:p text:style-name="P85"/>
      <text:p text:style-name="Standard"/>
      <text:p text:style-name="P2"/>
      <text:p text:style-name="P2"/>
      <text:p text:style-name="P2"/>
      <text:p text:style-name="P2"/>
      <text:p text:style-name="P2"><text:soft-page-break/>SLIDE <text:span text:style-name="T88">11</text:span>, COMPLETENESS CONTINUED:</text:p>
      <text:p text:style-name="Standard"/>
      <text:p text:style-name="P3">-<text:span text:style-name="T88">1 &gt;&gt;</text:span></text:p>
      <text:p text:style-name="P41"><text:s text:c="6"/><text:span text:style-name="T88">When we split a design into clusters, we must ensure that the border </text:span></text:p>
      <text:p text:style-name="P41"><text:s text:c="5"/><text:span text:style-name="T88">between the clusters do not present a gap in verification.</text:span></text:p>
      <text:p text:style-name="P41"><text:s text:c="5"/><text:span text:style-name="T88">This is achieved by refining the macros in both clusters using the same top level signal</text:span></text:p>
      <text:p text:style-name="P41"><text:s text:c="5"/><text:span text:style-name="T88">names on both sides.</text:span></text:p>
      <text:p text:style-name="P41"/>
      <text:p text:style-name="P3">-<text:span text:style-name="T88">2 &gt;&gt;</text:span></text:p>
      <text:p text:style-name="P3"><text:s text:c="5"/><text:span text:style-name="T25">This is mostly a straight forward process, but becomes slightly more tricky with the emulated </text:span></text:p>
      <text:p text:style-name="P50"><text:s text:c="5"/>port.</text:p>
      <text:p text:style-name="P3">-<text:span text:style-name="T88">3 &gt;&gt;</text:span></text:p>
      <text:p text:style-name="P20"><text:s text:c="5"/><text:span text:style-name="T31">The request notify in the master agent</text:span><text:span text:style-name="T34">s</text:span><text:span text:style-name="T31">, and request port in bus matrix are easily refined using </text:span></text:p>
      <text:p text:style-name="P55"><text:s text:c="6"/>the top level name for bus request.. </text:p>
      <text:p text:style-name="P50"/>
      <text:p text:style-name="P3">-<text:span text:style-name="T88">4 &gt;&gt;</text:span></text:p>
      <text:p text:style-name="P94"><text:s text:c="5"/><text:span text:style-name="T25">In the other direction, the signals are combined, so we refine the signals using the logic as </text:span><text:span text:style-name="T50">it</text:span></text:p>
      <text:p text:style-name="P94"><text:span text:style-name="T50"><text:s text:c="5"/>behaves in the RTL</text:span><text:span text:style-name="T25">.</text:span></text:p>
      <text:p text:style-name="P94"><text:span text:style-name="T25"><text:s text:c="5"/></text:span><text:span text:style-name="T50">The bus matrix issues ready to all agents, or possibly ready and grant.</text:span></text:p>
      <text:p text:style-name="P50"><text:s text:c="5"/>As long as this behavior is guaranteed within the port, it should not leave a gap in verification.</text:p>
      <text:p text:style-name="P50"/>
      <text:p text:style-name="P50"><text:s text:c="5"/>update_requests_notify models the behavior of grant at the ESL, but it is not sufficient like this</text:p>
      <text:p text:style-name="P50"><text:s text:c="5"/>to satisfy the determination test. </text:p>
      <text:p text:style-name="P99"><text:s text:c="5"/>It is therefore <text:span text:style-name="T111">added to the</text:span> <text:span text:style-name="T102">response payload</text:span> in the shared interface as well, as a purely symbolic </text:p>
      <text:p text:style-name="P99"><text:s text:c="5"/>signal at the ESL.</text:p>
      <text:p text:style-name="P3"><text:s text:c="5"/></text:p>
      <text:p text:style-name="P2"/>
      <text:p text:style-name="P2">SLIDE <text:span text:style-name="T90">12</text:span>, SIMULATION:</text:p>
      <text:p text:style-name="Standard"/>
      <text:p text:style-name="P27"><text:span text:style-name="T1">-1 &gt;&gt;</text:span> </text:p>
      <text:p text:style-name="P27"><text:s text:c="6"/>Simulation models are generated for both ESL and RTL.</text:p>
      <text:p text:style-name="P27"><text:s text:c="6"/>They are designed such that they perform operations and verify functionality on equal </text:p>
      <text:p text:style-name="P27"><text:s text:c="6"/>principles.</text:p>
      <text:p text:style-name="P66"><text:s text:c="6"/>Master and slave dummies are designed which perform simple read and write operations. <text:s/></text:p>
      <text:p text:style-name="P66"/>
      <text:p text:style-name="P27"><text:span text:style-name="T1">-2 &gt;&gt;</text:span> </text:p>
      <text:p text:style-name="P66"><text:s text:c="6"/><text:span text:style-name="T63">The slaves are given ID numbers, which the master agent encodes into the write </text:span></text:p>
      <text:p text:style-name="P66"><text:s text:c="6"/><text:span text:style-name="T63">data.</text:span></text:p>
      <text:p text:style-name="Standard"><text:s text:c="6"/></text:p>
      <text:p text:style-name="P27"><text:span text:style-name="T1">-3 &gt;&gt;</text:span> </text:p>
      <text:p text:style-name="P27"><text:s text:c="6"/><text:span text:style-name="T63">The slave asserts that this ID matches its own.</text:span></text:p>
      <text:p text:style-name="P27"><text:s text:c="6"/><text:span text:style-name="T63">If this on the other hand was a read transaction, it is the slave who encodes its ID</text:span></text:p>
      <text:p text:style-name="P27"><text:s text:c="6"/><text:span text:style-name="T63">in the response data.</text:span></text:p>
      <text:p text:style-name="Standard"/>
      <text:p text:style-name="P27"><text:span text:style-name="T1">-4 &gt;&gt;</text:span> </text:p>
      <text:p text:style-name="P27"><text:s text:c="6"/><text:span text:style-name="T63">The master compares this ID with its target address, if they do not match, the simulation</text:span></text:p>
      <text:p text:style-name="P27"><text:s text:c="6"/><text:span text:style-name="T63">is aborted. </text:span></text:p>
      <text:p text:style-name="P66"><text:s text:c="6"/>When the total number of transactions reach 1 million, the simulation is ended. </text:p>
      <text:p text:style-name="Standard"/>
      <text:p text:style-name="P5"/>
      <text:p text:style-name="P5"/>
      <text:p text:style-name="P5"/>
      <text:p text:style-name="P5"><text:soft-page-break/>SLIDE <text:span text:style-name="T90">13</text:span>, <text:span text:style-name="T7">RESOURCE</text:span> COMPARISON</text:p>
      <text:p text:style-name="P5">-<text:span text:style-name="T7">1 &gt;&gt;</text:span></text:p>
      <text:p text:style-name="P5"><text:s text:c="6"/><text:span text:style-name="T9">We can compare the resources required to model the system at both levels.</text:span></text:p>
      <text:p text:style-name="P5"><text:span text:style-name="T9"><text:s text:c="6"/></text:span><text:span text:style-name="T14">The table shows the require</text:span><text:span text:style-name="T18">d</text:span><text:span text:style-name="T14"> I/O pins and state bits needed to model the system.</text:span></text:p>
      <text:p text:style-name="P37"><text:s text:c="6"/>The two bottom rows are multiplied based on amount of master and slave agents.</text:p>
      <text:p text:style-name="P37"><text:s text:c="6"/></text:p>
      <text:p text:style-name="P98"><text:s text:c="6"/>Identical I/O behavior is modeled at the ESL using a <text:span text:style-name="T110">mere</text:span> fraction of the resources.</text:p>
      <text:p text:style-name="P36"/>
      <text:p text:style-name="Standard"/>
      <text:p text:style-name="P2">SLIDE <text:span text:style-name="T90">14</text:span>, SIMULATION TIME COMPARISON</text:p>
      <text:p text:style-name="Standard"/>
      <text:p text:style-name="P27"><text:span text:style-name="T1">-1 &gt;&gt;</text:span> </text:p>
      <text:p text:style-name="P27"><text:s text:c="6"/><text:span text:style-name="T7">The time required to complete a total of 1 million transfers on the bus has been compared </text:span></text:p>
      <text:p text:style-name="P31"><text:s text:c="6"/><text:span text:style-name="T7">between the models.</text:span></text:p>
      <text:p text:style-name="P75"><text:s text:c="6"/>The blue, red and beige columns show the time it takes for 1, 2 and 3 masters <text:span text:style-name="T72">at the RTL</text:span> to </text:p>
      <text:p text:style-name="P75"><text:s text:c="6"/>complete the transfers, in seconds. <text:span text:style-name="T73">Black is the ESL model.</text:span></text:p>
      <text:p text:style-name="P72"><text:s text:c="6"/>The slowest simulation<text:span text:style-name="T70">s</text:span> <text:span text:style-name="T69">are</text:span> actually configurations with a single master, and then </text:p>
      <text:p text:style-name="P72"><text:s text:c="6"/>configurations with two masters. </text:p>
      <text:p text:style-name="P72"><text:s text:c="6"/>This is due to latency, or lack of parallelism within the master agents. </text:p>
      <text:p text:style-name="P27"><text:s text:c="6"/></text:p>
      <text:p text:style-name="P103"><text:s text:c="6"/><text:span text:style-name="T51">What is shown here is that the ESL model is unaffected by both latency and size. The </text:span></text:p>
      <text:p text:style-name="P103"><text:span text:style-name="T51"><text:s text:c="6"/>effectiveness depends on the RTL configuration. In any case, the ESL is faster by a factor</text:span></text:p>
      <text:p text:style-name="P61"><text:s text:c="6"/>between 1<text:span text:style-name="T59">1</text:span> <text:span text:style-name="T59">and</text:span> 40.</text:p>
      <text:p text:style-name="P62"><text:s text:c="6"/><text:span text:style-name="T61">Larger RTL configurations reside here between three and two masters in required time.</text:span></text:p>
      <text:p text:style-name="P62"><text:s text:c="6"/><text:span text:style-name="T67">They are excluded from the figure to keep the graph more readable.</text:span> </text:p>
      <text:p text:style-name="P61"><text:s text:c="6"/><text:span text:style-name="T67">The ESL as mentioned, remain unchanged for all configurations.</text:span></text:p>
      <text:p text:style-name="Standard"><text:s text:c="6"/></text:p>
      <text:p text:style-name="P2">SLIDE 1<text:span text:style-name="T90">5</text:span>, PROPERTIES AND PROOF TIMES</text:p>
      <text:p text:style-name="Standard"/>
      <text:p text:style-name="P28"><text:span text:style-name="T1">-1 &gt;&gt;</text:span> </text:p>
      <text:p text:style-name="P28"><text:s text:c="6"/>The amount of properties generated from the ESL model is relatively low for any configuration.</text:p>
      <text:p text:style-name="Standard"><text:s text:c="6"/>The graph on the left show the property count for the bus matrix dependent on number of slaves.</text:p>
      <text:p text:style-name="Standard"><text:s text:c="6"/><text:span text:style-name="T60">One slave requires 21 properties, 15 slaves require 204.</text:span></text:p>
      <text:p text:style-name="Standard"><text:s text:c="6"/>The amount of properties are independent of amount of masters connected to the system. </text:p>
      <text:p text:style-name="Standard"><text:s text:c="7"/></text:p>
      <text:p text:style-name="P77"><text:s text:c="6"/><text:span text:style-name="T76">The graph on the right show the proof time of the property sets for a selection of configuration </text:span></text:p>
      <text:p text:style-name="P77"><text:s text:c="6"/><text:span text:style-name="T76">sizes.</text:span></text:p>
      <text:p text:style-name="P77"><text:s text:c="6"/><text:span text:style-name="T76">It shows that the proof time greatly increases with number of master and slaves.</text:span></text:p>
      <text:p text:style-name="P77"><text:s text:c="6"/><text:span text:style-name="T76">Server traffic cause variations in the proof time, but a general trend is shown. </text:span></text:p>
      <text:p text:style-name="P77"><text:s text:c="6"/><text:span text:style-name="T76">Proof time increases drastically for large configurations,.</text:span></text:p>
      <text:p text:style-name="P77"><text:s text:c="6"/><text:span text:style-name="T76">The longest proof time is 2100 minutes for 15 masters and 15 slaves.</text:span></text:p>
      <text:p text:style-name="P81"><text:s text:c="6"/>It was run on an at times busy server using a single core. </text:p>
      <text:p text:style-name="P77"><text:s text:c="6"/><text:span text:style-name="T76">The property set is suitable to run with multiple cores and if busyness is out of the equation,</text:span></text:p>
      <text:p text:style-name="P77"><text:s text:c="6"/><text:span text:style-name="T77">proof time is reduced by several factors.</text:span></text:p>
      <text:p text:style-name="P81"><text:s/></text:p>
      <text:p text:style-name="Standard"><text:s text:c="6"/>The master agent is not displayed here because it only has a constant 11 properties and takes</text:p>
      <text:p text:style-name="Standard"><text:s text:c="6"/>mere seconds to prove, regardless of configuration size. <text:s text:c="3"/></text:p>
      <text:p text:style-name="Standard"/>
      <text:p text:style-name="P2"/>
      <text:p text:style-name="P2"/>
      <text:p text:style-name="P2"/>
      <text:p text:style-name="P2"/>
      <text:p text:style-name="Standard"><text:soft-page-break/><text:span text:style-name="T1">SLIDE 1</text:span><text:span text:style-name="T3">6</text:span><text:span text:style-name="T1">, STARVATION</text:span>:</text:p>
      <text:p text:style-name="Standard"/>
      <text:p text:style-name="Standard"/>
      <text:p text:style-name="P2">-<text:span text:style-name="T89">1 &gt;&gt;</text:span></text:p>
      <text:p text:style-name="P2"><text:s text:c="6"/><text:span text:style-name="T26">With fixed priority, the possibility of starvation arises. </text:span></text:p>
      <text:p text:style-name="P51"><text:s text:c="6"/>It is a time, or rate dependent phenomenon which need to be explored.</text:p>
      <text:p text:style-name="P51"><text:s text:c="6"/>We bring back <text:span text:style-name="T98">simplified versions of</text:span> the finite state machines <text:span text:style-name="T98">from earlier.</text:span></text:p>
      <text:p text:style-name="P51"/>
      <text:p text:style-name="P51"><text:s text:c="6"/><text:span text:style-name="T98">It is easy to see that there is always room for three masters.</text:span></text:p>
      <text:p text:style-name="P51"><text:s text:c="6"/>If the pipeline is full, the fourth master and above might starve. </text:p>
      <text:p text:style-name="P51"/>
      <text:p text:style-name="P52"><text:s text:c="6"/><text:span text:style-name="T98">If the first master returns from the data phase to request, before the second master completes </text:span></text:p>
      <text:p text:style-name="P57"><text:s text:c="6"/>its data phase, the fourth master starves.</text:p>
      <text:p text:style-name="P51"/>
      <text:p text:style-name="P51"><text:s text:c="7"/>Here are actual timings from the RTL. </text:p>
      <text:p text:style-name="P2"><text:span text:style-name="T26"><text:s text:c="7"/></text:span><text:span text:style-name="T32">In this case, fourth master does not starve.</text:span></text:p>
      <text:p text:style-name="P51"><text:s/></text:p>
      <text:p text:style-name="P2"/>
      <text:p text:style-name="P2"/>
      <text:p text:style-name="P2">-<text:span text:style-name="T91">2 &gt;&gt;</text:span></text:p>
      <text:p text:style-name="P2"><text:s text:c="5"/><text:span text:style-name="T32">The ESL does not show the same timing </text:span><text:span text:style-name="T35">relation</text:span><text:span text:style-name="T32">, due to it being an untimed model.</text:span></text:p>
      <text:p text:style-name="P56"><text:s text:c="5"/>The same situation results in a fourth master starving. </text:p>
      <text:p text:style-name="P2"><text:s text:c="4"/></text:p>
      <text:p text:style-name="P21">-<text:span text:style-name="T91">3 &gt;&gt;</text:span></text:p>
      <text:p text:style-name="P21"><text:span text:style-name="T91"><text:s text:c="6"/></text:span><text:span text:style-name="T36">In a system of arbitrary complexity, it is hard to predict how starvation </text:span><text:span text:style-name="T45">will occur</text:span></text:p>
      <text:p text:style-name="P58"><text:s text:c="6"/>at the ES<text:span text:style-name="T108">L in relation to the RTL.</text:span></text:p>
      <text:p text:style-name="P58"><text:s text:c="6"/></text:p>
      <text:p text:style-name="P21"><text:span text:style-name="T36"><text:s text:c="6"/></text:span><text:span text:style-name="T37">If Y is smaller, and </text:span><text:span text:style-name="T43">K</text:span><text:span text:style-name="T37"> is bigger, more masters starve</text:span></text:p>
      <text:p text:style-name="P59"><text:s text:c="6"/>if <text:span text:style-name="T106">K</text:span> is smaller and Y is bigger, less masters starve.</text:p>
      <text:p text:style-name="P58"><text:s/></text:p>
      <text:p text:style-name="P58"><text:s text:c="6"/><text:span text:style-name="T104">What matters the most is the proportion of K to Y at the ESL compared to the RTL.</text:span></text:p>
      <text:p text:style-name="P21"><text:span text:style-name="T36"><text:s text:c="6"/></text:span><text:span text:style-name="T40">If more masters starve in the ESL model compared to the RTL model, we say the ESL</text:span></text:p>
      <text:p text:style-name="P60"><text:s text:c="6"/>model over approximates starvation and all simulations are safe.</text:p>
      <text:p text:style-name="P58"><text:s text:c="6"/></text:p>
      <text:p text:style-name="P25"><text:span text:style-name="T36"><text:s text:c="6"/></text:span><text:span text:style-name="T41">The values of </text:span><text:span text:style-name="T43">K</text:span><text:span text:style-name="T41"> and Y will vary depending on what level of abstraction </text:span><text:span text:style-name="T46">a designer implements</text:span><text:span text:style-name="T41"> <text:s text:c="2"/></text:span></text:p>
      <text:p text:style-name="P95"><text:s text:c="6"/>in the masters and slaves.</text:p>
      <text:p text:style-name="P24"><text:span text:style-name="T41"><text:s text:c="6"/></text:span><text:span text:style-name="T42">The value of </text:span><text:span text:style-name="T43">K</text:span><text:span text:style-name="T42"> may be 1 at the ESL, but abstraction in a slave may </text:span><text:span text:style-name="T47">or may not</text:span><text:span text:style-name="T42"> provide</text:span></text:p>
      <text:p text:style-name="P24"><text:span text:style-name="T42"><text:s text:c="6"/>a value of </text:span><text:span text:style-name="T47">for example</text:span><text:span text:style-name="T42"> 6 at the RTL.</text:span></text:p>
      <text:p text:style-name="P26"><text:span text:style-name="T42"><text:s text:c="6"/></text:span><text:span text:style-name="T47">If starvation is over or under approximated is now dependent on the level of abstraction</text:span></text:p>
      <text:p text:style-name="P97"><text:s text:c="6"/>within the masters. </text:p>
      <text:p text:style-name="P96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LIDE 1<text:span text:style-name="T99">7</text:span>, STARVATION COMPARISON</text:p>
      <text:p text:style-name="P29"><text:span text:style-name="T1">-1 &gt;&gt;</text:span> </text:p>
      <text:p text:style-name="P86"><text:s text:c="6"/><text:span text:style-name="T91">We compare starvation across the two models.</text:span></text:p>
      <text:p text:style-name="P86"><text:s text:c="6"/>The graph on the left is the RTL, the right is the ESL.</text:p>
      <text:p text:style-name="P86"><text:s text:c="6"/><text:span text:style-name="T105">The master dummies insert delays between each transfer. </text:span></text:p>
      <text:p text:style-name="P86"><text:s text:c="6"/><text:span text:style-name="T105">For the RTL you see on the Y axis that the master delays for Y clock cycles before </text:span></text:p>
      <text:p text:style-name="P86"><text:s text:c="6"/><text:span text:style-name="T105">initiating a new transfer.</text:span></text:p>
      <text:p text:style-name="P86"><text:s text:c="6"/><text:span text:style-name="T105">For the ESL the master calls a wait statements for y picoseconds before initiating </text:span></text:p>
      <text:p text:style-name="P86"><text:s text:c="6"/><text:span text:style-name="T105">a new transfer. </text:span></text:p>
      <text:p text:style-name="P29"><text:s text:c="6"/><text:span text:style-name="T78">The X-axes show masters receiving a grant, note that priority decreases upwards.</text:span></text:p>
      <text:p text:style-name="P91"><text:s text:c="6"/><text:span text:style-name="T92">The slope of the curves increase with values of K.</text:span></text:p>
      <text:p text:style-name="P29"><text:s text:c="6"/></text:p>
      <text:p text:style-name="P90"><text:s text:c="7"/><text:span text:style-name="T92">When the transfers are out of range, the timing relations are as shown in the recent figure, </text:span></text:p>
      <text:p text:style-name="P90"><text:s text:c="7"/><text:span text:style-name="T110">except the Y=3 I offset to zero here. </text:span></text:p>
      <text:p text:style-name="P100"><text:s text:c="7"/></text:p>
      <text:p text:style-name="P90"/>
      <text:p text:style-name="P89"><text:s text:c="7"/><text:span text:style-name="T103">The RTL shows four masters granted with zero added delay, whereas the ESL shows only three.</text:span></text:p>
      <text:p text:style-name="P89"><text:s text:c="7"/><text:span text:style-name="T110">Starvation in this case seems to be over approximated.</text:span></text:p>
      <text:p text:style-name="P89"/>
      <text:p text:style-name="P78"><text:s text:c="8"/></text:p>
      <text:p text:style-name="P78"/>
      <text:p text:style-name="P30"><text:span text:style-name="T1">-2 &gt;&gt;</text:span> </text:p>
      <text:p text:style-name="P90"><text:s text:c="6"/><text:span text:style-name="T93">What the results show here, is that the RTL has varying and increasing values for K</text:span></text:p>
      <text:p text:style-name="P101"><text:s text:c="6"/>depending on transfer type and status. </text:p>
      <text:p text:style-name="P101"><text:s text:c="6"/>None of these factors are shown at the ESL. </text:p>
      <text:p text:style-name="P102"><text:s text:c="6"/>This causes some concern that there are no guarantees that the starvation is over </text:p>
      <text:p text:style-name="P102"><text:s text:c="6"/>approximated.</text:p>
      <text:p text:style-name="P90"><text:s text:c="6"/><text:span text:style-name="T107">When bursts are implemented, this will without a doubt be a problem, if you consider</text:span></text:p>
      <text:p text:style-name="P90"><text:s text:c="6"/><text:span text:style-name="T107">the K value of a 16 beat burst transaction.</text:span></text:p>
      <text:p text:style-name="P30"><text:s text:c="4"/><text:line-break/> <text:s text:c="5"/><text:span text:style-name="T107">We have currently no guarantee that for example 6 wait statements, or wait time equates</text:span></text:p>
      <text:p text:style-name="P30"><text:s text:c="6"/><text:span text:style-name="T107">a minimum of say 23 clock cycles.</text:span></text:p>
      <text:p text:style-name="P30"/>
      <text:p text:style-name="P90"><text:s text:c="6"/><text:span text:style-name="T106">It may be possible to implement a safety net, in the form of a monitor.</text:span></text:p>
      <text:p text:style-name="P90"><text:s text:c="6"/><text:span text:style-name="T106">This monitor can keep track of the transfer types, and perhaps even include some</text:span></text:p>
      <text:p text:style-name="P90"><text:s text:c="6"/><text:span text:style-name="T107">information on abstraction.</text:span></text:p>
      <text:p text:style-name="P90"><text:s text:c="6"/><text:span text:style-name="T107">In any case, if safety limits are violated the simulation is aborted and the user is notified.</text:span></text:p>
      <text:p text:style-name="P87"><text:s text:c="8"/></text:p>
      <text:p text:style-name="P87"><text:span text:style-name="T1">-</text:span><text:span text:style-name="T4">3 &gt;&gt;</text:span> </text:p>
      <text:p text:style-name="P87"><text:s text:c="6"/><text:span text:style-name="T27"><text:s/></text:span><text:span text:style-name="T48">Here the slaves insert a random delay between 1 and Y, and the PPA port interfaces</text:span></text:p>
      <text:p text:style-name="P54"><text:s text:c="7"/><text:span text:style-name="T107">wait between 1 and Z.</text:span></text:p>
      <text:p text:style-name="P54"><text:s text:c="7"/><text:span text:style-name="T107">The slopes increase exclusively in the right direction, so random times are safe to use and </text:span></text:p>
      <text:p text:style-name="P54"><text:s text:c="7"/><text:span text:style-name="T107">monitor as well. </text:span></text:p>
      <text:p text:style-name="P54"><text:s text:c="7"/><text:span text:style-name="T107">This is provided that the PPA ports dont include zero time in the randomness, if masters</text:span></text:p>
      <text:p text:style-name="P54"><text:s text:c="7"/><text:span text:style-name="T107">wait nonzero, and bus waits zero, even just once, all masters are granted.</text:span></text:p>
      <text:p text:style-name="P54"><text:s text:c="5"/></text:p>
      <text:p text:style-name="P53"/>
      <text:p text:style-name="P87"/>
      <text:p text:style-name="P2"/>
      <text:p text:style-name="P2"/>
      <text:p text:style-name="P2"/>
      <text:p text:style-name="P2"/>
      <text:p text:style-name="P2"><text:soft-page-break/>SLIDE 1<text:span text:style-name="T99">8</text:span>, CONCEPT: BURST TRANSFERS:</text:p>
      <text:p text:style-name="Standard"/>
      <text:p text:style-name="P4">-1 &gt;&gt;</text:p>
      <text:p text:style-name="P30"><text:span text:style-name="T1"><text:s text:c="5"/></text:span><text:s/>Burst transactions have been implemented as a proof of concept.</text:p>
      <text:p text:style-name="P30"><text:s text:c="6"/>There are far too many details to cover them all, so only a general implementation is described </text:p>
      <text:p text:style-name="P30"><text:s text:c="6"/>now. </text:p>
      <text:p text:style-name="Standard"/>
      <text:p text:style-name="P80"><text:s text:c="6"/>The payloads of <text:span text:style-name="T6">most</text:span> existing ports are extended to account for burst transactions.</text:p>
      <text:p text:style-name="P80"><text:s text:c="6"/><text:span text:style-name="T81">They are here shown in purple.</text:span> </text:p>
      <text:p text:style-name="Standard"><text:s text:c="6"/>These payloads can be shared between all transfer types. The payloads can not be extended</text:p>
      <text:p text:style-name="P30"><text:s text:c="6"/>on the shared out ports, which <text:span text:style-name="T6">accounts for</text:span> the majority of the interface between master agent </text:p>
      <text:p text:style-name="P30"><text:s text:c="6"/>and bus. </text:p>
      <text:p text:style-name="Standard"><text:s text:c="6"/>Shared out ports are not practical to model burst transactions.</text:p>
      <text:p text:style-name="Standard"/>
      <text:p text:style-name="P30"><text:span text:style-name="T1">-2 &gt;&gt;</text:span> </text:p>
      <text:p text:style-name="P30"><text:s text:c="6"/>For this reason extra ports are added to model the burst transfers on the </text:p>
      <text:p text:style-name="P103"><text:s text:c="6"/>master side of the interface. </text:p>
      <text:p text:style-name="P103"><text:s text:c="6"/><text:span text:style-name="T110">Update requests is extended to handle burst reads in the matrix.</text:span></text:p>
      <text:p text:style-name="P103"><text:s text:c="6"/>A helper payload over the request port is used so the emulated port can distinguish between the </text:p>
      <text:p text:style-name="P103"><text:s text:c="6"/>transfer types.</text:p>
      <text:p text:style-name="Standard"><text:s text:c="6"/>This payload is also used to transfer the burst write data at an earlier stage, so that it</text:p>
      <text:p text:style-name="Standard"><text:s text:c="6"/>can reach its target in simulation before the data phase is over. <text:s/></text:p>
      <text:p text:style-name="Standard"><text:s/></text:p>
      <text:p text:style-name="Standard"><text:s text:c="6"/></text:p>
      <text:p text:style-name="P2"/>
      <text:p text:style-name="P2"/>
      <text:p text:style-name="P2"/>
      <text:p text:style-name="P2">SLIDE 1<text:span text:style-name="T99">9</text:span>, BURSTS CONTINUED:</text:p>
      <text:p text:style-name="Standard"/>
      <text:p text:style-name="P30"><text:span text:style-name="T1">-1 &gt;&gt;</text:span> </text:p>
      <text:p text:style-name="P30"><text:s text:c="6"/>The payloads can include address, data and any control signal in need of determination.</text:p>
      <text:p text:style-name="Standard"><text:s text:c="6"/>Control signals are smaller and are concatenated as in line 2.</text:p>
      <text:p text:style-name="Standard"><text:s text:c="6"/><text:span text:style-name="T83">They are shifted left before they are or’ed in real code. </text:span></text:p>
      <text:p text:style-name="Standard"><text:s text:c="6"/></text:p>
      <text:p text:style-name="Standard"><text:s text:c="6"/>All variables relevant to the burst in question are assigned their values.</text:p>
      <text:p text:style-name="Standard"><text:s text:c="6"/>All irrelevant variables, in this case address and data above 3, are assigned zero.</text:p>
      <text:p text:style-name="Standard"><text:s text:c="6"/><text:span text:style-name="T82">Affected shared ports are simply assigned the values of the final beat.</text:span></text:p>
      <text:p text:style-name="Standard"><text:s text:c="5"/></text:p>
      <text:p text:style-name="P30"><text:span text:style-name="T1">-2 &gt;&gt;</text:span> </text:p>
      <text:p text:style-name="P30"><text:s text:c="6"/>The macros are refined such that the signal is time shifted, or eliminated</text:p>
      <text:p text:style-name="P30"><text:s text:c="6"/>based on how many beats of the burst there are, hwdata4 is shifted back 11 cycles for a 16 beat </text:p>
      <text:p text:style-name="P30"><text:s text:c="6"/>burst, 3 cycles for an 8 beat burst, and eliminated for 4 beat bursts.</text:p>
      <text:p text:style-name="Standard"><text:s text:c="6"/>Single transfers are <text:span text:style-name="T79">still</text:span> handled over the shared port<text:span text:style-name="T6">s, so the macros need not include them</text:span>.</text:p>
      <text:p text:style-name="P92"><text:s text:c="6"/>For burst reads, many signals need a condition for trailing error responses as well, adding one</text:p>
      <text:p text:style-name="P92"><text:s text:c="6"/><text:span text:style-name="T109">condition with an additional cycle to each burst type and length.</text:span> </text:p>
      <text:p text:style-name="P30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SLIDE <text:span text:style-name="T99">20</text:span>, BURSTS CONTINUED 2:</text:p>
      <text:p text:style-name="Standard"/>
      <text:p text:style-name="P30"><text:span text:style-name="T1">-1 &gt;&gt;</text:span> </text:p>
      <text:p text:style-name="P30"><text:s text:c="6"/>The proof of concept does not prove completeness on the design. But it is feasible to do so.</text:p>
      <text:p text:style-name="Standard"><text:s text:c="6"/>The main challenge is determining the outputs to both clusters, specifically on the </text:p>
      <text:p text:style-name="Standard"><text:s text:c="6"/>interface between the master agents and the bus.</text:p>
      <text:p text:style-name="P30"><text:s text:c="4"/></text:p>
      <text:p text:style-name="P30"><text:s text:c="6"/>Certain control signals as well as address and data must be determined for each beat of the burst. </text:p>
      <text:p text:style-name="P30"><text:s text:c="6"/>Certain beats span across multiple cycles, where address and data are unchanged and should be </text:p>
      <text:p text:style-name="P30"><text:s text:c="6"/>allowed undetermined to avoid duplicate variables. </text:p>
      <text:p text:style-name="Standard"><text:s/></text:p>
      <text:p text:style-name="P30"><text:span text:style-name="T1">-2 &gt;&gt;</text:span> </text:p>
      <text:p text:style-name="P30"><text:s text:c="6"/>The duration of each burst must always be known. </text:p>
      <text:p text:style-name="P30"><text:s text:c="6"/>This means that undefined incremental burst transfers must be excluded from the </text:p>
      <text:p text:style-name="P30"><text:s text:c="6"/><text:span text:style-name="T79">i</text:span>mplementation.</text:p>
      <text:p text:style-name="P30"/>
      <text:p text:style-name="P30"><text:s text:c="6"/><text:span text:style-name="T79">Luckily, any wait states inserted by the slave agents, which play a part in the duration</text:span></text:p>
      <text:p text:style-name="P30"><text:s text:c="6"/><text:span text:style-name="T79">of a burst property is known beforehand, so no constraints are needed there. </text:span></text:p>
      <text:p text:style-name="P30"><text:s text:c="6"/></text:p>
      <text:p text:style-name="P2">SLIDE <text:span text:style-name="T99">21</text:span>, <text:span text:style-name="T52">OUTLOOK</text:span>:</text:p>
      <text:p text:style-name="Standard"/>
      <text:p text:style-name="P30"><text:span text:style-name="T1">-1 &gt;&gt;</text:span> </text:p>
      <text:p text:style-name="P30"><text:s text:c="6"/><text:span text:style-name="T52">There is still work that is needed on this project, which require further</text:span></text:p>
      <text:p text:style-name="P30"><text:s text:c="7"/><text:span text:style-name="T52">research</text:span></text:p>
      <text:p text:style-name="P30"/>
      <text:p text:style-name="P32"><text:span text:style-name="T1">-2 &gt;&gt;</text:span> </text:p>
      <text:p text:style-name="P30"><text:s text:c="6"/>An alternative to the emulated port is needed. This might be a dedicated port interface which is </text:p>
      <text:p text:style-name="P30"><text:s text:c="6"/>added to SystemC-PPA. </text:p>
      <text:p text:style-name="P65"><text:s text:c="6"/><text:span text:style-name="T62">It might also be a simpler workaround which allows multiple ports to receive the same event </text:span></text:p>
      <text:p text:style-name="P70"><text:s text:c="6"/>notify.</text:p>
      <text:p text:style-name="P32"><text:s text:c="6"/>Without <text:span text:style-name="T52">such an</text:span> alternative, it is not safe to modify the interface, or implement any other </text:p>
      <text:p text:style-name="P32"><text:s text:c="6"/>arbitration scheme. </text:p>
      <text:p text:style-name="Standard"/>
      <text:p text:style-name="Standard"><text:span text:style-name="T1">-</text:span><text:span text:style-name="T5">3 &gt;&gt;</text:span></text:p>
      <text:p text:style-name="P30"><text:s text:c="6"/><text:span text:style-name="T94">For fixed priority arbitration, we need more research into the exact timings which ensure</text:span></text:p>
      <text:p text:style-name="P30"><text:s text:c="6"/><text:span text:style-name="T94">safe simulation at the ESL, such that a monitor can be implemented.</text:span></text:p>
      <text:p text:style-name="P30"><text:s text:c="6"/></text:p>
      <text:p text:style-name="P7">SLIDE <text:span text:style-name="T99">22</text:span>, CONCLUSION:</text:p>
      <text:p text:style-name="P7"/>
      <text:p text:style-name="P33"><text:span text:style-name="T2">-1 &gt;&gt;</text:span> </text:p>
      <text:p text:style-name="P33"><text:s text:c="6"/><text:span text:style-name="T53">What is completed in this project is that AHB systems can be generated which carry out </text:span></text:p>
      <text:p text:style-name="P33"><text:s text:c="6"/><text:span text:style-name="T53">single transfers.</text:span></text:p>
      <text:p text:style-name="P79"><text:s text:c="5"/><text:span text:style-name="T10">The properties are successfully refined automatically to hold on the design, </text:span><text:span text:style-name="T11">for any configuration</text:span></text:p>
      <text:p text:style-name="P6"/>
      <text:p text:style-name="P6">-<text:span text:style-name="T53">2 &gt;&gt;</text:span></text:p>
      <text:p text:style-name="P9"><text:s text:c="6"/><text:span text:style-name="T15">The </text:span><text:span text:style-name="T16">system</text:span><text:span text:style-name="T15"> is modeled with a high level of abstraction </text:span><text:span text:style-name="T16">at the ESL</text:span></text:p>
      <text:p text:style-name="P9"><text:span text:style-name="T15"><text:s text:c="6"/></text:span><text:span text:style-name="T16">Simulation</text:span><text:span text:style-name="T19">s</text:span><text:span text:style-name="T16"> </text:span><text:span text:style-name="T19">are</text:span><text:span text:style-name="T16"> orders of magnitude faster than the RTL.</text:span><text:span text:style-name="T17"> </text:span></text:p>
      <text:p text:style-name="P6"><text:s text:c="4"/><text:span text:style-name="T8"><text:s/></text:span></text:p>
      <text:p text:style-name="P34"/>
      <text:p text:style-name="P9">-<text:span text:style-name="T53">3 &gt;&gt;</text:span><text:span text:style-name="T10"> <text:s text:c="4"/></text:span></text:p>
      <text:p text:style-name="P35"><text:s text:c="6"/><text:span text:style-name="T80">The proof of concept show that burst transfers are feasible on this system.</text:span></text:p>
      <text:p text:style-name="P8"><text:s text:c="6"/><text:span text:style-name="T49">But as</text:span><text:span text:style-name="T44"> mentioned, we need more research</text:span><text:span text:style-name="T28"> into the emulated port interface and moni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1:58:39.914407119</meta:creation-date>
    <dc:date>2020-05-19T09:57:42.339905252</dc:date>
    <meta:editing-duration>PT8H27M9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9" meta:paragraph-count="354" meta:word-count="3075" meta:character-count="19076" meta:non-whitespace-character-count="14451"/>
  </office:meta>
</office:document-meta>
</file>